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9.8pt"/>
    </style:style>
    <style:style style:name="co2" style:family="table-column">
      <style:table-column-properties fo:break-before="auto" style:column-width="387.5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297.44pt"/>
    </style:style>
    <style:style style:name="co5" style:family="table-column">
      <style:table-column-properties fo:break-before="auto" style:column-width="355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  <style:style style:name="T1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mt.20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n Global - How to Communicate Effectively in an International Environment</text:p>
          </table:table-cell>
          <table:table-cell office:value-type="string" calcext:value-type="string">
            <text:p>Albisser, Doris</text:p>
          </table:table-cell>
          <table:table-cell office:value-type="string" calcext:value-type="string">
            <text:p>http://www.mt-archive.info/10/EAMT-2010-Albisser.pdf</text:p>
          </table:table-cell>
          <table:table-cell office:value-type="string" calcext:value-type="string">
            <text:p>http://www.mt-archive.info/10/EAMT-2010-Albisser-ppt.pdf</text:p>
          </table:table-cell>
          <table:table-cell/>
          <table:table-cell office:value-type="string" calcext:value-type="string">
            <text:p>Keynote Speak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hat’s driving MT and why should we care?</text:p>
          </table:table-cell>
          <table:table-cell table:style-name="ce1" office:value-type="string" calcext:value-type="string">
            <text:p>Thicke, Lori</text:p>
          </table:table-cell>
          <table:table-cell office:value-type="string" calcext:value-type="string">
            <text:p>http://www.mt-archive.info/10/EAMT-2010-Thicke.pdf</text:p>
          </table:table-cell>
          <table:table-cell office:value-type="string" calcext:value-type="string">
            <text:p>http://www.mt-archive.info/10/EAMT-2010-Thicke-ppt.pdf</text:p>
          </table:table-cell>
          <table:table-cell/>
          <table:table-cell office:value-type="string" calcext:value-type="string">
            <text:p>User report (Thursday 27 M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a Thousand MT Systems Bloom</text:p>
          </table:table-cell>
          <table:table-cell table:style-name="ce1" office:value-type="string" calcext:value-type="string">
            <text:p>van der Meer, Jaap</text:p>
          </table:table-cell>
          <table:table-cell office:value-type="string" calcext:value-type="string">
            <text:p>http://www.mt-archive.info/10/EAMT-2010-vanderMeer.pdf</text:p>
          </table:table-cell>
          <table:table-cell table:number-columns-repeated="2"/>
          <table:table-cell office:value-type="string" calcext:value-type="string">
            <text:p>User report (Thursday 27 M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volution of the European Machine Translation Programme at the European Patent Office</text:p>
          </table:table-cell>
          <table:table-cell office:value-type="string" calcext:value-type="string">
            <text:p>Biani, Patrizia</text:p>
          </table:table-cell>
          <table:table-cell office:value-type="string" calcext:value-type="string">
            <text:p>http://www.mt-archive.info/10/EAMT-2010-Biani.pdf</text:p>
          </table:table-cell>
          <table:table-cell office:value-type="string" calcext:value-type="string">
            <text:p>http://www.mt-archive.info/10/EAMT-2010-Biani-ppt.pdf</text:p>
          </table:table-cell>
          <table:table-cell/>
          <table:table-cell office:value-type="string" calcext:value-type="string">
            <text:p>User report (Friday 28 May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n inversion transduction grammars generate hand alignments</text:p>
          </table:table-cell>
          <table:table-cell office:value-type="string" calcext:value-type="string">
            <text:p>Søgaard, Anders</text:p>
          </table:table-cell>
          <table:table-cell office:value-type="string" calcext:value-type="string">
            <text:p>http://www.mt-archive.info/10/EAMT-2010-Sogaard.pdf</text:p>
          </table:table-cell>
          <table:table-cell office:value-type="string" calcext:value-type="string">
            <text:p>http://www.mt-archive.info/10/EAMT-2010-Sogaard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fully unsupervised approach for mining parallel data from comparable corpora</text:p>
          </table:table-cell>
          <table:table-cell table:style-name="ce1" office:value-type="string" calcext:value-type="string">
            <text:p><text:span text:style-name="T1">Do, Thi Ngoc Diep</text:span> and Besacier, Laurent and Castelli, Eric</text:p>
          </table:table-cell>
          <table:table-cell office:value-type="string" calcext:value-type="string">
            <text:p>http://www.mt-archive.info/10/EAMT-2010-Do.pdf</text:p>
          </table:table-cell>
          <table:table-cell office:value-type="string" calcext:value-type="string">
            <text:p>http://www.mt-archive.info/10/EAMT-2010-Do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ical Analysis of Alignment Characteristics for Phrase-based Machine Translation</text:p>
          </table:table-cell>
          <table:table-cell office:value-type="string" calcext:value-type="string">
            <text:p>Lambert, Patrik and Petitrenaud, Simon and Ma, Yanjun and Way, Andy</text:p>
          </table:table-cell>
          <table:table-cell office:value-type="string" calcext:value-type="string">
            <text:p>http://www.mt-archive.info/10/EAMT-2010-Lambert.pdf</text:p>
          </table:table-cell>
          <table:table-cell office:value-type="string" calcext:value-type="string">
            <text:p>http://www.mt-archive.info/10/EAMT-2010-Lambert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 Technology Resource Center</text:p>
          </table:table-cell>
          <table:table-cell office:value-type="string" calcext:value-type="string">
            <text:p>DeCamp, Jennifer</text:p>
          </table:table-cell>
          <table:table-cell office:value-type="string" calcext:value-type="string">
            <text:p>http://www.mt-archive.info/10/EAMT-2010-DeCamp.pdf</text:p>
          </table:table-cell>
          <table:table-cell office:value-type="string" calcext:value-type="string">
            <text:p>http://www.mt-archive.info/10/EAMT-2010-DeCamp-ppt.pdf</text:p>
          </table:table-cell>
          <table:table-cell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engine selection in the enterprise</text:p>
          </table:table-cell>
          <table:table-cell office:value-type="string" calcext:value-type="string">
            <text:p>Depraetere, Heidi and Vazquez, Pablo</text:p>
          </table:table-cell>
          <table:table-cell office:value-type="string" calcext:value-type="string">
            <text:p>http://www.mt-archive.info/10/EAMT-2010-Depraetere-1.pdf</text:p>
          </table:table-cell>
          <table:table-cell office:value-type="string" calcext:value-type="string">
            <text:p>http://www.mt-archive.info/10/EAMT-2010-Depraetere-1-ppt.pdf</text:p>
          </table:table-cell>
          <table:table-cell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ery translation using Wikipedia-based resources for analysis and disambiguation</text:p>
          </table:table-cell>
          <table:table-cell office:value-type="string" calcext:value-type="string">
            <text:p>Gaillard, Benoit and Boualem, Malek and Collin, Olivier</text:p>
          </table:table-cell>
          <table:table-cell office:value-type="string" calcext:value-type="string">
            <text:p>http://www.mt-archive.info/10/EAMT-2010-Gaillard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counts as useful advice in a university post-editing training context? Report on a case</text:p>
          </table:table-cell>
          <table:table-cell office:value-type="string" calcext:value-type="string">
            <text:p>Depraetere, Ilse</text:p>
          </table:table-cell>
          <table:table-cell office:value-type="string" calcext:value-type="string">
            <text:p>http://www.mt-archive.info/10/EAMT-2010-Depraetere-2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uistic-based Evaluation Criteria to identify Statistical Machine Translation Errors</text:p>
          </table:table-cell>
          <table:table-cell office:value-type="string" calcext:value-type="string">
            <text:p>Farrús, Mireia and Costa-jussà, Marta R. and Mariño, José B. and Fonollosa, José A. R.</text:p>
          </table:table-cell>
          <table:table-cell office:value-type="string" calcext:value-type="string">
            <text:p>http://www.mt-archive.info/10/EAMT-2010-Farrus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-based Breton to French machine translation</text:p>
          </table:table-cell>
          <table:table-cell office:value-type="string" calcext:value-type="string">
            <text:p>Tyers, Francis</text:p>
          </table:table-cell>
          <table:table-cell office:value-type="string" calcext:value-type="string">
            <text:p>http://www.mt-archive.info/10/EAMT-2010-Tyers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ng Translation Product and Translation Process Data of Professional and Student Translators</text:p>
          </table:table-cell>
          <table:table-cell office:value-type="string" calcext:value-type="string">
            <text:p>Carl, Michael and Buch-Kromann, Matthias</text:p>
          </table:table-cell>
          <table:table-cell office:value-type="string" calcext:value-type="string">
            <text:p>http://www.mt-archive.info/10/EAMT-2010-Carl.pdf</text:p>
          </table:table-cell>
          <table:table-cell table:number-columns-repeated="2"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 Estimation of Feature Weights in Statistical Machine Translation</text:p>
          </table:table-cell>
          <table:table-cell office:value-type="string" calcext:value-type="string">
            <text:p>España-Bonet, Cristina and Màrquez, Lluís</text:p>
          </table:table-cell>
          <table:table-cell office:value-type="string" calcext:value-type="string">
            <text:p>http://www.mt-archive.info/10/EAMT-2010-Espana-Bonet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 scope of a fully-integrated architecture for speech translation</text:p>
          </table:table-cell>
          <table:table-cell table:style-name="ce1" office:value-type="string" calcext:value-type="string">
            <text:p>Pérez, Alicia and Torres, María Inés and Casacuberta, Francisco</text:p>
          </table:table-cell>
          <table:table-cell office:value-type="string" calcext:value-type="string">
            <text:p>http://www.mt-archive.info/10/EAMT-2010-Perez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of statistical collocation segmentations in a phrase-based statistical machine translation system</text:p>
          </table:table-cell>
          <table:table-cell office:value-type="string" calcext:value-type="string">
            <text:p>Costa-jussa, Marta R. and Daudaravicius, Vidas and E.Banchs, Rafael</text:p>
          </table:table-cell>
          <table:table-cell office:value-type="string" calcext:value-type="string">
            <text:p>http://www.mt-archive.info/10/EAMT-2010-Costa-jussa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n the Use of Confidence Measures within an Interactive-predictive Machine Translation System</text:p>
          </table:table-cell>
          <table:table-cell office:value-type="string" calcext:value-type="string">
            <text:p>González-Rubio, Jesús and Ortíz-Martínez, Daniel and Casacuberta, Francisco</text:p>
          </table:table-cell>
          <table:table-cell office:value-type="string" calcext:value-type="string">
            <text:p>http://www.mt-archive.info/10/EAMT-2010-Gonzalez-Rubio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ing Post-Editing Performance: Correlations with Years of Translation Experience</text:p>
          </table:table-cell>
          <table:table-cell office:value-type="string" calcext:value-type="string">
            <text:p>de Almeida, Giselle and O'Brien, Sharon</text:p>
          </table:table-cell>
          <table:table-cell office:value-type="string" calcext:value-type="string">
            <text:p>http://www.mt-archive.info/10/EAMT-2010-Almeida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Deterministic Annealing-Based Training Algorithm For Statistical Machine Translation Models</text:p>
          </table:table-cell>
          <table:table-cell office:value-type="string" calcext:value-type="string">
            <text:p>Gómez, Pascual Martínez and Hashimoto, Kei and Nankaku, Yoshihiko and Tokuda, Keiichi and Sanchis-Trilles, Germán</text:p>
          </table:table-cell>
          <table:table-cell office:value-type="string" calcext:value-type="string">
            <text:p>http://www.mt-archive.info/10/EAMT-2010-Martinez-Gomez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to Bangla Phrase-Based Machine Translation</text:p>
          </table:table-cell>
          <table:table-cell office:value-type="string" calcext:value-type="string">
            <text:p>Islam, Zahurul and Tiedemann, Jörg and Eisele, Andreas</text:p>
          </table:table-cell>
          <table:table-cell office:value-type="string" calcext:value-type="string">
            <text:p>http://www.mt-archive.info/10/EAMT-2010-Islam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lation practice in the workplace and Machine Translation</text:p>
          </table:table-cell>
          <table:table-cell office:value-type="string" calcext:value-type="string">
            <text:p>Karamanis, Nikiforos and Luz, Saturnino and Doherty, Gavin</text:p>
          </table:table-cell>
          <table:table-cell office:value-type="string" calcext:value-type="string">
            <text:p>http://www.mt-archive.info/10/EAMT-2010-Karamanis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 Markup: A Challenge When Adapting SMT to the Localisation Environment</text:p>
          </table:table-cell>
          <table:table-cell office:value-type="string" calcext:value-type="string">
            <text:p>Du, Jinhua and Roturier, Johann and Way, Andy</text:p>
          </table:table-cell>
          <table:table-cell office:value-type="string" calcext:value-type="string">
            <text:p>http://www.mt-archive.info/10/EAMT-2010-Du-2.pdf</text:p>
          </table:table-cell>
          <table:table-cell table:number-columns-repeated="2"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ing up the Implementation Process of a Shallow Transfer Machine Translation System</text:p>
          </table:table-cell>
          <table:table-cell office:value-type="string" calcext:value-type="string">
            <text:p>Vičič, Jernej and Homola, Petr</text:p>
          </table:table-cell>
          <table:table-cell office:value-type="string" calcext:value-type="string">
            <text:p>http://www.mt-archive.info/10/EAMT-2010-Vicic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ing the Gap – EuroTermBank Terminology Delivered to Users’ Environment</text:p>
          </table:table-cell>
          <table:table-cell office:value-type="string" calcext:value-type="string">
            <text:p>Gornostay, Tatiana and Vasiljevs, Andrejs and Rirdance, Signe and Rozis, Roberts</text:p>
          </table:table-cell>
          <table:table-cell office:value-type="string" calcext:value-type="string">
            <text:p>http://www.mt-archive.info/10/EAMT-2010-Gornostay.pdf</text:p>
          </table:table-cell>
          <table:table-cell table:number-columns-repeated="2"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tice Score Based Data Cleaning for Phrase-Based Statistical Machine Translation</text:p>
          </table:table-cell>
          <table:table-cell table:style-name="ce1" office:value-type="string" calcext:value-type="string">
            <text:p>Jiang, Jie and Carson-Berndsen, Julie and Way, Andy</text:p>
          </table:table-cell>
          <table:table-cell office:value-type="string" calcext:value-type="string">
            <text:p>http://www.mt-archive.info/10/EAMT-2010-Jiang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nk-Based EBMT</text:p>
          </table:table-cell>
          <table:table-cell office:value-type="string" calcext:value-type="string">
            <text:p>Kim, Jae Dong and Brown, Ralf and Carbonell, Jaime</text:p>
          </table:table-cell>
          <table:table-cell office:value-type="string" calcext:value-type="string">
            <text:p>http://www.mt-archive.info/10/EAMT-2010-Kim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 reordering using MaxEnt classifiers and supertags</text:p>
          </table:table-cell>
          <table:table-cell office:value-type="string" calcext:value-type="string">
            <text:p>Khalilov, Maxim and Sima'an, Khalil</text:p>
          </table:table-cell>
          <table:table-cell office:value-type="string" calcext:value-type="string">
            <text:p>http://www.mt-archive.info/10/EAMT-2010-Khalilov.pdf</text:p>
          </table:table-cell>
          <table:table-cell table:number-columns-repeated="2"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omain Adaptation in Statistical Machine Translation using Factored Translation Models</text:p>
          </table:table-cell>
          <table:table-cell office:value-type="string" calcext:value-type="string">
            <text:p>Niehues, Jan and Waibel, Alex</text:p>
          </table:table-cell>
          <table:table-cell office:value-type="string" calcext:value-type="string">
            <text:p>http://www.mt-archive.info/10/EAMT-2010-Niehues.pdf</text:p>
          </table:table-cell>
          <table:table-cell office:value-type="string" calcext:value-type="string">
            <text:p>http://www.mt-archive.info/10/EAMT-2010-Niehues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 Language Model adaptation via N-gram Mixtures for Statistical Machine Translation</text:p>
          </table:table-cell>
          <table:table-cell office:value-type="string" calcext:value-type="string">
            <text:p>Sanchis-Trilles, Germán and Cettolo, Mauro</text:p>
          </table:table-cell>
          <table:table-cell office:value-type="string" calcext:value-type="string">
            <text:p>http://www.mt-archive.info/10/EAMT-2010-Sanchis-Trilles.pdf</text:p>
          </table:table-cell>
          <table:table-cell office:value-type="string" calcext:value-type="string">
            <text:p>http://www.mt-archive.info/10/EAMT-2010-Sanchis-Trilles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an Expert from Human Annotations in Statistical Machine Translation: the Case of Out-of-Vocabulary Words</text:p>
          </table:table-cell>
          <table:table-cell office:value-type="string" calcext:value-type="string">
            <text:p>Aziz, Wilker and Dymetman, Marc and Specia, Lucia and Mirkin, Shachar</text:p>
          </table:table-cell>
          <table:table-cell office:value-type="string" calcext:value-type="string">
            <text:p>http://www.mt-archive.info/10/EAMT-2010-Aziz.pdf</text:p>
          </table:table-cell>
          <table:table-cell office:value-type="string" calcext:value-type="string">
            <text:p>http://www.mt-archive.info/10/EAMT-2010-Aziz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mpact of Source–Side Syntactic Reordering on Hierarchical Phrase-based SMT</text:p>
          </table:table-cell>
          <table:table-cell table:style-name="ce1" office:value-type="string" calcext:value-type="string">
            <text:p>Du, Jinhua and Way, Andy</text:p>
          </table:table-cell>
          <table:table-cell office:value-type="string" calcext:value-type="string">
            <text:p>http://www.mt-archive.info/10/EAMT-2010-Du-1.pdf</text:p>
          </table:table-cell>
          <table:table-cell office:value-type="string" calcext:value-type="string">
            <text:p>http://www.mt-archive.info/10/EAMT-2010-Du-1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archical Hybrid Translation between English and German</text:p>
          </table:table-cell>
          <table:table-cell table:style-name="ce1" office:value-type="string" calcext:value-type="string">
            <text:p><text:span text:style-name="T1">Chen, Yu and Eisele, </text:span>Andreas</text:p>
          </table:table-cell>
          <table:table-cell office:value-type="string" calcext:value-type="string">
            <text:p>http://www.mt-archive.info/10/EAMT-2010-Chen.pdf</text:p>
          </table:table-cell>
          <table:table-cell office:value-type="string" calcext:value-type="string">
            <text:p>http://www.mt-archive.info/10/EAMT-2010-Chen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Novel Statistical Pre-Processing Model for Rule-Based Machine Translation System</text:p>
          </table:table-cell>
          <table:table-cell table:style-name="ce1" office:value-type="string" calcext:value-type="string">
            <text:p>Sun, Yanli and O’Brien, Sharon and O’Hagan, Minako and Hollowood, Fred</text:p>
          </table:table-cell>
          <table:table-cell office:value-type="string" calcext:value-type="string">
            <text:p>http://www.mt-archive.info/10/EAMT-2010-Sun.pdf</text:p>
          </table:table-cell>
          <table:table-cell office:value-type="string" calcext:value-type="string">
            <text:p>http://www.mt-archive.info/10/EAMT-2010-Sun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the Apertium Spanish-Brazilian Portuguese machine translation system for localization</text:p>
          </table:table-cell>
          <table:table-cell table:style-name="ce1" office:value-type="string" calcext:value-type="string">
            <text:p><text:span text:style-name="T1">Masselot, François and Ribiczey, Petra and Ramírez-Sánchez, </text:span>Gema</text:p>
          </table:table-cell>
          <table:table-cell office:value-type="string" calcext:value-type="string">
            <text:p>http://www.mt-archive.info/10/EAMT-2010-Masselot.pdf</text:p>
          </table:table-cell>
          <table:table-cell office:value-type="string" calcext:value-type="string">
            <text:p>http://www.mt-archive.info/10/EAMT-2010-Masselot-ppt.pdf</text:p>
          </table:table-cell>
          <table:table-cell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ing Machine Translation in Glocalization Tasks – A Use Case Study</text:p>
          </table:table-cell>
          <table:table-cell office:value-type="string" calcext:value-type="string">
            <text:p>Schütz, Jörg and Andrä, Sven Christian</text:p>
          </table:table-cell>
          <table:table-cell office:value-type="string" calcext:value-type="string">
            <text:p>http://www.mt-archive.info/10/EAMT-2010-Andra.pdf</text:p>
          </table:table-cell>
          <table:table-cell office:value-type="string" calcext:value-type="string">
            <text:p>http://www.mt-archive.info/10/EAMT-2010-Andra-ppt.pdf</text:p>
          </table:table-cell>
          <table:table-cell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tian Creole: How to Build and Ship an MT Engine from Scratch in 4 days, 17 hours, &amp; 30 minutes</text:p>
          </table:table-cell>
          <table:table-cell office:value-type="string" calcext:value-type="string">
            <text:p>Lewis, William</text:p>
          </table:table-cell>
          <table:table-cell office:value-type="string" calcext:value-type="string">
            <text:p>http://www.mt-archive.info/10/EAMT-2010-Lewis.pdf</text:p>
          </table:table-cell>
          <table:table-cell office:value-type="string" calcext:value-type="string">
            <text:p>http://www.mt-archive.info/10/EAMT-2010-Lewis-ppt.pdf</text:p>
          </table:table-cell>
          <table:table-cell/>
          <table:table-cell office:value-type="string" calcext:value-type="string">
            <text:p>Us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-up Transfer in Example-based Machine Translation</text:p>
          </table:table-cell>
          <table:table-cell office:value-type="string" calcext:value-type="string">
            <text:p>Vandeghinste, Vincent and Martens, Scott</text:p>
          </table:table-cell>
          <table:table-cell office:value-type="string" calcext:value-type="string">
            <text:p>http://www.mt-archive.info/10/EAMT-2010-Vandeghinste.pdf</text:p>
          </table:table-cell>
          <table:table-cell office:value-type="string" calcext:value-type="string">
            <text:p>http://www.mt-archive.info/10/EAMT-2010-Vandeghinste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Bootstrapped Interlingua-Based SMT Architecture</text:p>
          </table:table-cell>
          <table:table-cell office:value-type="string" calcext:value-type="string">
            <text:p>Rayner, Manny and Estrella, Paula and Bouillon, Pierrette</text:p>
          </table:table-cell>
          <table:table-cell office:value-type="string" calcext:value-type="string">
            <text:p>http://www.mt-archive.info/10/EAMT-2010-Rayner.pdf</text:p>
          </table:table-cell>
          <table:table-cell office:value-type="string" calcext:value-type="string">
            <text:p>http://www.mt-archive.info/10/EAMT-2010-Rayner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c Determination of Number of clusters for creating Templates in Example-Based Machine Translation</text:p>
          </table:table-cell>
          <table:table-cell office:value-type="string" calcext:value-type="string">
            <text:p>Gangadharaiah, Rashmi and Brown, Ralf and Carbonell, Jaime</text:p>
          </table:table-cell>
          <table:table-cell office:value-type="string" calcext:value-type="string">
            <text:p>http://www.mt-archive.info/10/EAMT-2010-Gangadharaiah.pdf</text:p>
          </table:table-cell>
          <table:table-cell office:value-type="string" calcext:value-type="string">
            <text:p>http://www.mt-archive.info/10/EAMT-2010-Gangadharaiah-ppt.pdf</text:p>
          </table:table-cell>
          <table:table-cell/>
          <table:table-cell office:value-type="string" calcext:value-type="string">
            <text:p>Research pa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anslate4.eu: Internet translators for all European languages.</text:p>
          </table:table-cell>
          <table:table-cell table:number-columns-repeated="2"/>
          <table:table-cell office:value-type="string" calcext:value-type="string">
            <text:p>http://www.mt-archive.info/10/EAMT-2010-ECproject-1.pdf</text:p>
          </table:table-cell>
          <table:table-cell/>
          <table:table-cell office:value-type="string" calcext:value-type="string">
            <text:p>European Community supported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CEA – platform for the automatic, normalized annotation and cost-effective acquisition of language resources.</text:p>
          </table:table-cell>
          <table:table-cell table:number-columns-repeated="2"/>
          <table:table-cell office:value-type="string" calcext:value-type="string">
            <text:p>http://www.mt-archive.info/10/EAMT-2010-ECproject-2.pdf</text:p>
          </table:table-cell>
          <table:table-cell/>
          <table:table-cell office:value-type="string" calcext:value-type="string">
            <text:p>European Community supported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O: patent language translation online.</text:p>
          </table:table-cell>
          <table:table-cell table:number-columns-repeated="2"/>
          <table:table-cell office:value-type="string" calcext:value-type="string">
            <text:p>http://www.mt-archive.info/10/EAMT-2010-ECproject-3.pdf</text:p>
          </table:table-cell>
          <table:table-cell/>
          <table:table-cell office:value-type="string" calcext:value-type="string">
            <text:p>European Community supported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:terminology extraction, translation tools, comparable corpora</text:p>
          </table:table-cell>
          <table:table-cell table:number-columns-repeated="2"/>
          <table:table-cell office:value-type="string" calcext:value-type="string">
            <text:p>http://www.mt-archive.info/10/EAMT-2010-ECproject-4.pdf</text:p>
          </table:table-cell>
          <table:table-cell/>
          <table:table-cell office:value-type="string" calcext:value-type="string">
            <text:p>European Community supported projec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3:53:32.88822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3:53:48.117226624</dc:date>
    <meta:editing-duration>PT38M2S</meta:editing-duration>
    <meta:editing-cycles>4</meta:editing-cycles>
    <meta:generator>LibreOffice/6.0.7.3$Linux_X86_64 LibreOffice_project/00m0$Build-3</meta:generator>
    <meta:document-statistic meta:table-count="1" meta:cell-count="198" meta:object-count="0"/>
  </office:meta>
</office:document-meta>
</file>